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Normal">
      <style:paragraph-properties fo:margin-top="0cm" fo:margin-bottom="0cm" fo:text-align="justify" style:justify-single-word="false"/>
    </style:style>
    <style:style style:name="P3" style:family="paragraph" style:parent-style-name="Normal">
      <style:paragraph-properties fo:text-align="justify" style:justify-single-word="false"/>
    </style:style>
    <style:style style:name="P4" style:family="paragraph" style:parent-style-name="Normal" style:master-page-name="MP0">
      <style:paragraph-properties fo:margin-top="0cm" fo:margin-bottom="0cm" fo:text-align="justify" style:justify-single-word="false" style:page-number="auto" fo:break-before="page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pyeditor : Mathilde Nicolas. </text:p>
      <text:p text:style-name="P1">Creator: Loret Jean (1595 ?-1665). </text:p>
      <text:p text:style-name="P1">Title: « Immanquable », La Muze historique, Lettre XVIII, Lettre en vers à Son Altesse Madame la Duchesse de Nemours. </text:p>
      <text:p text:style-name="P1">Date: 1664/05/10. </text:p>
      <text:p text:style-name="P2"><text:span text:style-name="Default_20_Paragraph_20_Font"><text:span text:style-name="T1">Bibl: Loret Jean, </text:span></text:span><text:span text:style-name="Default_20_Paragraph_20_Font"><text:span text:style-name="T2">La muze historique, ou Recueil des lettres en vers contenant les nouvelles du temps : écrites à Son Altesse Mademoizelle de Longueville, depuis duchesse de Nemours (1650-1665)</text:span></text:span><text:span text:style-name="Default_20_Paragraph_20_Font"><text:span text:style-name="T1">, Paris, Charles Chenault, 1664.</text:span></text:span></text:p>
      <text:p text:style-name="P1"/>
      <text:p text:style-name="P1"/>
      <text:p text:style-name="P1">195</text:p>
      <text:p text:style-name="P1">Lettre dix-huitiéme</text:p>
      <text:p text:style-name="P1">Du [samedi] dixiéme May.</text:p>
      <text:p text:style-name="P1"/>
      <text:p text:style-name="P1">Immanquable.</text:p>
      <text:p text:style-name="P1"/>
      <text:p text:style-name="P1">Durant que la plus belle Cour</text:p>
      <text:p text:style-name="P1">Qu’ait jamais éclairé le jour,</text:p>
      <text:p text:style-name="P1">Se divertit et se goberge</text:p>
      <text:p text:style-name="P1">Dans Versaille, Royale Auberge,</text:p>
      <text:p text:style-name="P1">Dézespéré, confus, chagrin,</text:p>
      <text:p text:style-name="P1">Je m’arache, presque, le crin,</text:p>
      <text:p text:style-name="P1">Tant j’ay de déplaizir extresme</text:p>
      <text:p text:style-name="P1">De n’être pas, illec, moy-mesme :</text:p>
      <text:p text:style-name="P1">Mais, nonobstant l'emportement</text:p>
      <text:p text:style-name="P1">Qui m’agite prézentement,</text:p>
      <text:p text:style-name="P1">Digne Objet de vœux et d'hommages,</text:p>
      <text:p text:style-name="P1">Princesse, honneur de mes ouvrages,</text:p>
      <text:p text:style-name="P1">Je m’en vais essayer, pourtant,</text:p>
      <text:p text:style-name="P1">De vous satisfaire comptant,</text:p>
      <text:p text:style-name="P1">Touchant le Tribut immanquable,</text:p>
      <text:p text:style-name="P1">Dont je suis vôtre redevable.</text:p>
      <text:p text:style-name="P1"/>
      <text:p text:style-name="P1">L’ancien Evesque Du Puy,</text:p>
      <text:p text:style-name="P1">Et qui l’est d’Evreux, aujourd’huy,</text:p>
      <text:p text:style-name="P1">Ou qui, dans fort peu, le doit être,</text:p>
      <text:p text:style-name="P1">Par octroy du Roy nôtre Maître,</text:p>
      <text:p text:style-name="P1">Prélat qui vaut son pézant d'or,</text:p>
      <text:p text:style-name="P1">Fit, l’autre-jour, dans Saint Victor,</text:p>
      <text:p text:style-name="P1">En belle et bonne Compagnie,</text:p>
      <text:p text:style-name="P1">La célèbre cérémonie</text:p>
      <text:p text:style-name="P1">De bénir Monsieur du Fresnoy,</text:p>
      <text:p text:style-name="P1">Qui n'est pas trop connu de moy,</text:p>
      <text:p text:style-name="P1">Mais qu'on m'a dit être fort sage,</text:p>
      <text:p text:style-name="P1"><text:soft-page-break/>Et, certainement, Personnage</text:p>
      <text:p text:style-name="P1">Orné de talens singuliers,</text:p>
      <text:p text:style-name="P1"/>
      <text:p text:style-name="P1">Et trés-digne Abbé de Jouïlliers,</text:p>
      <text:p text:style-name="P1">Ayant, mesme, une autre épitette,</text:p>
      <text:p text:style-name="P1">Sçavoir, Prieur de la Villette;</text:p>
      <text:p text:style-name="P1">Lequel futur Prélat d'Evreux</text:p>
      <text:p text:style-name="P1">(Que Dieu garde d'être fiévreux)</text:p>
      <text:p text:style-name="P1">Avoit pour Assistans notables</text:p>
      <text:p text:style-name="P1">Deux Abbez fort considérables,</text:p>
      <text:p text:style-name="P1">Assavoir l'Abbé d'Abecourt,</text:p>
      <text:p text:style-name="P1">Dont par-tout un bon renom court,</text:p>
      <text:p text:style-name="P1">L'autre est Abbé de la Lucerne,</text:p>
      <text:p text:style-name="P1">Que la mesme vertu gouverne,</text:p>
      <text:p text:style-name="P1">Tous-deux (je croy) Crossez, Mitrez,</text:p>
      <text:p text:style-name="P1">Et de l'Ordre des Prémontrez.</text:p>
      <text:p text:style-name="P1">La Bénédiction autentique</text:p>
      <text:p text:style-name="P1">De ce prude Eccléziastique</text:p>
      <text:p text:style-name="P1">Se fit (à dire vérité)</text:p>
      <text:p text:style-name="P1">Avec grande solennitè,</text:p>
      <text:p text:style-name="P1">Et pluzieurs Gens de conséquence</text:p>
      <text:p text:style-name="P1">L'honorérent de leur prézence:</text:p>
      <text:p text:style-name="P1">Bref, ladite illustre Action,</text:p>
      <text:p text:style-name="P1">Qui dans nôtre Relation</text:p>
      <text:p text:style-name="P1">Est assez simplement déduite,</text:p>
      <text:p text:style-name="P1">Se fit, dit-on, par la conduite</text:p>
      <text:p text:style-name="P1">D'un honorable Homme-de-bien,</text:p>
      <text:p text:style-name="P1">Qui fit que tout alla fort bien,</text:p>
      <text:p text:style-name="P1">Homme orné d'une assez belle ame,</text:p>
      <text:p text:style-name="P1">Bénéficier dans Nôtre-Dame,</text:p>
      <text:p text:style-name="P1">Digne d'Epigramme, ou Sonnet,</text:p>
      <text:p text:style-name="P1">Et qu'on nomme Monsieur Sonet.</text:p>
      <text:p text:style-name="P1"/>
      <text:p text:style-name="P1">196</text:p>
      <text:p text:style-name="P1">Selon la teneur et substance</text:p>
      <text:p text:style-name="P1">De pluzieurs Lettres d'importance,</text:p>
      <text:p text:style-name="P1">Monsieur de Coligny, guerrier,</text:p>
      <text:p text:style-name="P1">Assez convoiteux du laurier,</text:p>
      <text:p text:style-name="P1">Et qu'on a fait par sa vaillance</text:p>
      <text:p text:style-name="P1">Général des Troupes de France,</text:p>
      <text:p text:style-name="P1">Lesquelles vont de par le Roy</text:p>
      <text:p text:style-name="P1">Pour guerroyer, de bonne-foy,</text:p>
      <text:p text:style-name="P1">Contre les Turcs et les Tartares,</text:p>
      <text:p text:style-name="P1">Qui poussez de desseins barbares,</text:p>
      <text:p text:style-name="P1"><text:soft-page-break/>Veulent, avec hostilité,</text:p>
      <text:p text:style-name="P1">Faire insulte à la Chrétienté :</text:p>
      <text:p text:style-name="P1">Ce brave Coligny (vous dis-je)</text:p>
      <text:p text:style-name="P1">Qui de valeur est un prodige,</text:p>
      <text:p text:style-name="P1">Est, enfin, arrivé dans Mets,</text:p>
      <text:p text:style-name="P1">Où l'on voit filer dézormais</text:p>
      <text:p text:style-name="P1">Pluzieurs François Auxiliaires,</text:p>
      <text:p text:style-name="P1">Tant enrollez, que volontaires,</text:p>
      <text:p text:style-name="P1">Et comme ils sont pleins de vigueur,</text:p>
      <text:p text:style-name="P1">Et que pour bien payer de cœur</text:p>
      <text:p text:style-name="P1">Ils ont des ardeurs sans-pareilles,</text:p>
      <text:p text:style-name="P1">On espére d'eux des merveilles.</text:p>
      <text:p text:style-name="P1"/>
      <text:p text:style-name="P1">Sérin, ce Brave Belliqueur,</text:p>
      <text:p text:style-name="P1">A, dit-on, bloqué de grand cœur,</text:p>
      <text:p text:style-name="P1">Caniza, Ville et Forteresse</text:p>
      <text:p text:style-name="P1">Apartenant à Sa Hautesse:</text:p>
      <text:p text:style-name="P1">Selon le bruit universel</text:p>
      <text:p text:style-name="P1">Elle est autant que Newhauzel</text:p>
      <text:p text:style-name="P1">Pour son assiette inexpugnable,</text:p>
      <text:p text:style-name="P1">Importante et considérable ;</text:p>
      <text:p text:style-name="P1">Et si ce généreux Seigneur</text:p>
      <text:p text:style-name="P1">En peut venir à son honneur,</text:p>
      <text:p text:style-name="P1">Et qu'elle soit par luy conquize,</text:p>
      <text:p text:style-name="P1">L'Aigle, par cette heureuze prize,</text:p>
      <text:p text:style-name="P1">(Qui seroit un fait ravissant)</text:p>
      <text:p text:style-name="P1">Auroit barre sur le Croissant.</text:p>
      <text:p text:style-name="P1"/>
      <text:p text:style-name="P1">Les grandes Forces de l'Empire,</text:p>
      <text:p text:style-name="P1">A qui tout bon-heur je dézire,</text:p>
      <text:p text:style-name="P1">Ont rendez-vous dans Altembour,</text:p>
      <text:p text:style-name="P1">De ce mois le quinziéme jour,</text:p>
      <text:p text:style-name="P1">Lequel échoit (choze certaine)</text:p>
      <text:p text:style-name="P1">Le Jeudy de l'autre-semaine :</text:p>
      <text:p text:style-name="P1">Ainsi, dans quelque temps après</text:p>
      <text:p text:style-name="P1">On poura savoir les progrés,</text:p>
      <text:p text:style-name="P1">L'avantage, ou la décadance,</text:p>
      <text:p text:style-name="P1">De l'une, ou de l'autre Puissance,</text:p>
      <text:p text:style-name="P1">Qui vont être dans peu de jours</text:p>
      <text:p text:style-name="P1">L'entretien de toutes les Cours;</text:p>
      <text:p text:style-name="P1">Et, mesmement, les exercites</text:p>
      <text:p text:style-name="P1">Des Polonois et Moscovites,</text:p>
      <text:p text:style-name="P1">Dont les Etats envenimez</text:p>
      <text:p text:style-name="P1">Sont l'un contre l'autre animez:</text:p>
      <text:p text:style-name="P1"><text:soft-page-break/></text:p>
      <text:p text:style-name="P1">Car pour Lisbone et pour l’Espagne,</text:p>
      <text:p text:style-name="P1">On croid que dans cette Campagne</text:p>
      <text:p text:style-name="P1">Il ne se feront pas grand mal,</text:p>
      <text:p text:style-name="P1">Et l'on dit que le Portugal</text:p>
      <text:p text:style-name="P1">N'a d'autre but, quoy qu'il arive,</text:p>
      <text:p text:style-name="P1">Que d'être sur la défensive;</text:p>
      <text:p text:style-name="P1">Et l'on s'imagine cela </text:p>
      <text:p text:style-name="P1">Que peut-être dans ce temps-là,</text:p>
      <text:p text:style-name="P1">Ou, paravant que l'an s'achéve, </text:p>
      <text:p text:style-name="P1">Ils feront la Paix, ou la Tréve ;</text:p>
      <text:p text:style-name="P1">Tel cas se pouroit espérer,</text:p>
      <text:p text:style-name="P1">Mais je n'en voudrois pas jurer.</text:p>
      <text:p text:style-name="P1"/>
      <text:p text:style-name="P1">D'Angleterre les Fanatiques</text:p>
      <text:p text:style-name="P1">Font souvent de sourdes pratiques</text:p>
      <text:p text:style-name="P1">Pour tâcher de brouiller l'Etat,</text:p>
      <text:p text:style-name="P1">Mais on n'en fait pas grand état</text:p>
      <text:p text:style-name="P1">D’autant qu'un si bon ordre on donne</text:p>
      <text:p text:style-name="P1">Pour réprimer l'humeur félonne</text:p>
      <text:p text:style-name="P1">De ces nourriçons de discords,</text:p>
      <text:p text:style-name="P1">Qu'ils sont méchans, mais non pas forts</text:p>
      <text:p text:style-name="P1"/>
      <text:p text:style-name="P1">Foy de Catholique et bon Homme,</text:p>
      <text:p text:style-name="P1">Je n'ay rien à dire de Rome,</text:p>
      <text:p text:style-name="P1">Sinon qu'on tient, pour assûré,</text:p>
      <text:p text:style-name="P1">Que le Légat a latere,</text:p>
      <text:p text:style-name="P1">Dont la Suite sera trés-belle.</text:p>
      <text:p text:style-name="P1">N'est pas encor party d'icelle,</text:p>
      <text:p text:style-name="P1">Le grand équipage qu'il fait</text:p>
      <text:p text:style-name="P1">N'étant pas ny fait, ny parfait.</text:p>
      <text:p text:style-name="P1"/>
      <text:p text:style-name="P1"/>
      <text:p text:style-name="P1">Autre nouvelle de Venize</text:p>
      <text:p text:style-name="P1">Ne sera dans ma Lettre mize,</text:p>
      <text:p text:style-name="P1">Sinon qu'illec on n'obmet rien</text:p>
      <text:p text:style-name="P1">Pour se défendre en Gens-de-bien,</text:p>
      <text:p text:style-name="P1">En cas que l'Averse-partie </text:p>
      <text:p text:style-name="P1">Veuille entrer dans la Dalmatie.</text:p>
      <text:p text:style-name="P1"/>
      <text:p text:style-name="P1">De nouvelles je suis à sec,</text:p>
      <text:p text:style-name="P1">Cela me clos quazi le bec :</text:p>
      <text:p text:style-name="P1">Car de la fête de Versaille</text:p>
      <text:p text:style-name="P1">Je ne puis rien dire qui vaille.</text:p>
      <text:p text:style-name="P1"><text:soft-page-break/>Malgré les douleurs de mon col,</text:p>
      <text:p text:style-name="P1">Dont j'étais quazi pis que fol,</text:p>
      <text:p text:style-name="P1">Je me mis en quelque équipage,</text:p>
      <text:p text:style-name="P1">Je pris un cheval de loüage,</text:p>
      <text:p text:style-name="P1">Et fis un dessein courageux</text:p>
      <text:p text:style-name="P1">De voir ses pompes et ses jeux :</text:p>
      <text:p text:style-name="P1">Mais, de ce beau Château, l’entrée</text:p>
      <text:p text:style-name="P1">Ne fut point par moy pénétrée ;</text:p>
      <text:p text:style-name="P1">Dés la premiére, ou basse Court,</text:p>
      <text:p text:style-name="P1">Un Suisse m'arêta tout court,</text:p>
      <text:p text:style-name="P1">Humble, je fis le pié derriére,</text:p>
      <text:p text:style-name="P1">Mais il me dit à sa maniére,</text:p>
      <text:p text:style-name="P1"/>
      <text:p text:style-name="P1">197</text:p>
      <text:p text:style-name="P1">D’un ton qui n'étoit pas trop doux,</text:p>
      <text:p text:style-name="P1">« O, Par-mon-foy, point n'entre fous;</text:p>
      <text:p text:style-name="P1">Si bien qu'avec plus de trois mille,</text:p>
      <text:p text:style-name="P1">Tant des champs, que de cette ville,</text:p>
      <text:p text:style-name="P1">Qui furent (non pas sans émoy)</text:p>
      <text:p text:style-name="P1">Rebutez aussi bien que moy, </text:p>
      <text:p text:style-name="P1">De loin la Maizon regardâmes,</text:p>
      <text:p text:style-name="P1">Et soudain nous retrogradâmes,</text:p>
      <text:p text:style-name="P1">Grinçant cent et cent fois les dents</text:p>
      <text:p text:style-name="P1">De n’avoir pas entré dedans.</text:p>
      <text:p text:style-name="P1">Enfin, tant d'admirables chozes</text:p>
      <text:p text:style-name="P1">Etans pour moi des Lettres clozes,</text:p>
      <text:p text:style-name="P1">Qui voudroit (en ma place) ozer</text:p>
      <text:p text:style-name="P1">Prendre aucun souct d'en jazer?</text:p>
      <text:p text:style-name="P1">Mais, toutefois, veüille, ou non veüille,</text:p>
      <text:p text:style-name="P1">Puis-qu’il faut remplir nôtre feüille,</text:p>
      <text:p text:style-name="P1">Je vais sur le rapport d'autruy</text:p>
      <text:p text:style-name="P1">En dire deux mots aujourd'huy ;</text:p>
      <text:p text:style-name="P1">Et sans, pourtant, observer d'ordre,</text:p>
      <text:p text:style-name="P1">Dût-on sur moy dauber, ou mordre,</text:p>
      <text:p text:style-name="P1">Mais rien que généralement,</text:p>
      <text:p text:style-name="P1">Ne pouvant pas faire autrement.</text:p>
      <text:p text:style-name="P1">La premiére des trois journées</text:p>
      <text:p text:style-name="P1">A cette Feste destinées,</text:p>
      <text:p text:style-name="P1">(Le propre jour, en vérité,</text:p>
      <text:p text:style-name="P1">Où moy, pauvret, fus rebuté)</text:p>
      <text:p text:style-name="P1">Dans un lieu plus êtroit que vague,</text:p>
      <text:p text:style-name="P1">Se firent des Courses de Bague, </text:p>
      <text:p text:style-name="P1">Avec des habits fort galans,</text:p>
      <text:p text:style-name="P1">D’argent, de soye et d'or, brillans,</text:p>
      <text:p text:style-name="P1"><text:soft-page-break/>Dont le Brave et beau La-Valliére,</text:p>
      <text:p text:style-name="P1">Par son adresse singuliére,</text:p>
      <text:p text:style-name="P1">Devant plus de deux cens beaux yeux,</text:p>
      <text:p text:style-name="P1">Emporta le Prix glorieux,</text:p>
      <text:p text:style-name="P1">De valeur extraordinère,</text:p>
      <text:p text:style-name="P1">Qu’il receut de la Reine-Mére.</text:p>
      <text:p text:style-name="P1">O Vraiment ! trop heureux Humain !</text:p>
      <text:p text:style-name="P1">D’avoir d'une si belle main,</text:p>
      <text:p text:style-name="P1">Si blanche, et mesmes si Royale,</text:p>
      <text:p text:style-name="P1">Obtenu ce riche Régale,</text:p>
      <text:p text:style-name="P1">Assavoir Epée et Baudrier,</text:p>
      <text:p text:style-name="P1">Propres pour un jeune Guerrier.</text:p>
      <text:p text:style-name="P1">Illec, les quatre Ages parurent,</text:p>
      <text:p text:style-name="P1">Qui, <text:s/>de tous, trés-admirez furent,</text:p>
      <text:p text:style-name="P1">Et les quatre Saizons aussi,</text:p>
      <text:p text:style-name="P1">Non pas, certes, cossi, cossi,</text:p>
      <text:p text:style-name="P1">Mais dans une admirable Place,</text:p>
      <text:p text:style-name="P1">Avec tant d'art et tant de grace,</text:p>
      <text:p text:style-name="P1">Tant de pompe et tant de beauté,</text:p>
      <text:p text:style-name="P1">On croyoit être enchanté :</text:p>
      <text:p text:style-name="P1">Mais entre tant de rares chozes,</text:p>
      <text:p text:style-name="P1">Le printemps avéques ses rozes,</text:p>
      <text:p text:style-name="P1">Avec ses œillets et ses lis,</text:p>
      <text:p text:style-name="P1">Qui sembloient fraîchement cüeillis,</text:p>
      <text:p text:style-name="P1"/>
      <text:p text:style-name="P1">Son vizage et sa riche taille,</text:p>
      <text:p text:style-name="P1">Charmérent, dit-on, tout Versaille.</text:p>
      <text:p text:style-name="P1">Puis, le soir, on fit un Repas</text:p>
      <text:p text:style-name="P1">Si plein de superbes apas,</text:p>
      <text:p text:style-name="P1">Qu'on n'a, dans pas-un siécle antique,</text:p>
      <text:p text:style-name="P1">Rien vû qui fut si magnifique:</text:p>
      <text:p text:style-name="P1">Car, enfin, on n'a jamais sceu,</text:p>
      <text:p text:style-name="P1">Ny dans nul Autheur aperceu</text:p>
      <text:p text:style-name="P1">Que sans miracles, ou magies,</text:p>
      <text:p text:style-name="P1">On ait vû deux mille bougies</text:p>
      <text:p text:style-name="P1">Eclairer, par profuzion,</text:p>
      <text:p text:style-name="P1">Une seule Colation.</text:p>
      <text:p text:style-name="P1">Le second jour, la Comédie,</text:p>
      <text:p text:style-name="P1">Par le sieur de Molière ourdie,</text:p>
      <text:p text:style-name="P1">Où l'on remarqua pleinement</text:p>
      <text:p text:style-name="P1">Grand esprit et grand agrément,</text:p>
      <text:p text:style-name="P1">(Cét Autheur ayant vent en poupe)</text:p>
      <text:p text:style-name="P1">Ocupa, tant luy que sa Troupe,</text:p>
      <text:p text:style-name="P1">Avec de célestes Récits</text:p>
      <text:p text:style-name="P1"><text:soft-page-break/>A toucher les plus endurcis,</text:p>
      <text:p text:style-name="P1">Animez des douceurs divines</text:p>
      <text:p text:style-name="P1">De deux rares voix féminines,</text:p>
      <text:p text:style-name="P1">Qui sont (comme j'ay dit un jour)</text:p>
      <text:p text:style-name="P1">Les Rossignoles de la Cour,</text:p>
      <text:p text:style-name="P1">Que personne ne contrecarre,</text:p>
      <text:p text:style-name="P1">Assavoir l'Hilaire et la Barre.</text:p>
      <text:p text:style-name="P1">Le troiziéme jour, aux flambeaux,</text:p>
      <text:p text:style-name="P1">Un grand Balet, et des plus beaux,</text:p>
      <text:p text:style-name="P1">Dont étoit, en propre Personne,</text:p>
      <text:p text:style-name="P1">Nôtre digne Porte-Couronne,</text:p>
      <text:p text:style-name="P1">Avec maint Prince et Grand Seigneur,</text:p>
      <text:p text:style-name="P1">Et d'autres Gens, qui, par honneur,</text:p>
      <text:p text:style-name="P1">Comme étans Personnes de marque,</text:p>
      <text:p text:style-name="P1">Sont dans les plaizirs du Monarque,</text:p>
      <text:p text:style-name="P1">Fut admirablement dansé;</text:p>
      <text:p text:style-name="P1">Et quand ce plaizir fut passé,</text:p>
      <text:p text:style-name="P1">On finit toutes ces délices</text:p>
      <text:p text:style-name="P1">Par des Feux, par des artifices</text:p>
      <text:p text:style-name="P1">Allumez sur de claires eaux,</text:p>
      <text:p text:style-name="P1">Si radieux et si nouveaux,</text:p>
      <text:p text:style-name="P1">Que si les bruits sont véritables</text:p>
      <text:p text:style-name="P1">On n'en vid jamais de semblables.</text:p>
      <text:p text:style-name="P1">Enfin, tant de ravissemens,</text:p>
      <text:p text:style-name="P1">Tant de pompeux contentement,</text:p>
      <text:p text:style-name="P1">Courses de Bague, magnifiques,</text:p>
      <text:p text:style-name="P1">Carrouzels, spectacles comiques,</text:p>
      <text:p text:style-name="P1">Mille feux brillans dans les airs,</text:p>
      <text:p text:style-name="P1">Tant de Festins, tant de Concerts,</text:p>
      <text:p text:style-name="P1">Et, dans des Marches rayonnantes,</text:p>
      <text:p text:style-name="P1">Tant de Machines surprenantes,</text:p>
      <text:p text:style-name="P1">Bref, tant d'aprèts délicieux,</text:p>
      <text:p text:style-name="P1">Avoient pour titre spécieux</text:p>
      <text:p text:style-name="P1">Les Plaisirs de l'Isle enchantée,</text:p>
      <text:p text:style-name="P1">Que l'Arioste <text:s/>a tant chantée,</text:p>
      <text:p text:style-name="P1"/>
      <text:p text:style-name="P1"/>
      <text:p text:style-name="P1">Où quantitè de Paladins,</text:p>
      <text:p text:style-name="P1">Des plus Preux, et des moins gredins,</text:p>
      <text:p text:style-name="P1">(Sans alors se soucier d'armes)</text:p>
      <text:p text:style-name="P1">D'Alcine idolâtroient les charmes;</text:p>
      <text:p text:style-name="P1">Et c'étoit-là le fondement</text:p>
      <text:p text:style-name="P1">De ce grand Divertissement,</text:p>
      <text:p text:style-name="P1">Dont ce qu'icy je viens d'écrire</text:p>
      <text:p text:style-name="P1"><text:soft-page-break/>Est, quazi, comme n'en rien dire,</text:p>
      <text:p text:style-name="P1">N'ayant qu'en termes mal conceus</text:p>
      <text:p text:style-name="P1">Passé légérement dessus,</text:p>
      <text:p text:style-name="P1"/>
      <text:p text:style-name="P1">Par un défaut de connoissance,</text:p>
      <text:p text:style-name="P1">D'Amis et de corespondance, </text:p>
      <text:p text:style-name="P1">Dont je n'ay pas trop, Dieu-mercy,</text:p>
      <text:p text:style-name="P1">Et je finis ma Lettre ainsy,</text:p>
      <text:p text:style-name="P1">Souhaitant bon-soir à l’Altesse</text:p>
      <text:p text:style-name="P1">Dont si belle et blonde est la tresse.</text:p>
      <text:p text:style-name="P1"/>
      <text:p text:style-name="P1">Le Dix de May, Mois le plus doux,</text:p>
      <text:p text:style-name="P1">Et le plus verdoyant de tous.</text:p>
      <text:p text:style-name="P3"/>
      <text:p text:style-name="P3"/>
      <text:p text:style-name="P3"/>
      <text:p text:style-name="P3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mathilde nicolas</meta:initial-creator>
    <meta:creation-date>2020-02-13T11:12:00Z</meta:creation-date>
    <dc:date>2020-02-13T15:22:26.61</dc:date>
    <meta:editing-cycles>3</meta:editing-cycles>
    <meta:editing-duration>PT22S</meta:editing-duration>
    <meta:document-statistic meta:table-count="0" meta:image-count="0" meta:object-count="0" meta:page-count="8" meta:paragraph-count="297" meta:word-count="1549" meta:character-count="9118"/>
    <meta:template xlink:type="simple" xlink:actuate="onRequest" xlink:title="" xlink:href="Normal"/>
  </office:meta>
</office:document-meta>
</file>